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xercici 1</text:p>
      <text:p text:style-name="Standard">A partir de la llista de requeriments de l'enunciat:</text:p>
      <text:p text:style-name="Standard">⦁<text:tab/>Especifica els requisits o requeriments (fes una llista)</text:p>
      <text:p text:style-name="Standard">Reservas = </text:p>
      <text:p text:style-name="Standard">1.<text:tab/>Habitacion de hotel (por telefono o Internet)</text:p>
      <text:p text:style-name="Standard">2.<text:tab/>Datos de reserva (Nombre, DNI, número de cuanta Bancaria, tipo de habitacion (individual, doble, triple, doble d’ús individual), regim (només desdejuni - AD, mitja pensió - MP, pensió completa - PC), número de reserva por un número 4 xifres)</text:p>
      <text:p text:style-name="Standard">3.<text:tab/>Una vez echo la reserva se va asociar a una habitacion del hotel</text:p>
      <text:p text:style-name="Standard">4.<text:tab/>No se podra entrar en el hotel a personas que no tengan reserva/codigo reserva.</text:p>
      <text:p text:style-name="Standard">5.<text:tab/> Si un cliente quiere disponer de su número de habitacion tendra que entregar en el hotel el número de reserva en el mostrador.</text:p>
      <text:p text:style-name="Standard">6.<text:tab/>Si es una habitacion doble, triple, etc se tendra que introduccir los datos de reserva de cada cliente.</text:p>
      <text:p text:style-name="Standard">7.<text:tab/>Si se abandona el hotel se tendra que dar el número de habitacion en el mostrador del hotel.</text:p>
      <text:p text:style-name="Standard">8.<text:tab/></text:p>
      <text:p text:style-name="Standard"/>
      <text:p text:style-name="Standard">Modificar Reservas = </text:p>
      <text:p text:style-name="Standard">1.<text:tab/>Se puede modificar el nombre, dni, número de cuenta bancaria, tipo de d'habitación y el règim. Si haces algun tipo de cambio se genera otro número de reserva</text:p>
      <text:p text:style-name="Standard">2.<text:tab/>El usuario no puede modificar el número de reserva.</text:p>
      <text:p text:style-name="Standard">3.<text:tab/>Cuando modifiques el tipo de habitaicon tambien se modificara la habitacion de hotel.</text:p>
      <text:p text:style-name="Standard">4.<text:tab/>Si se quiere anular la reserva tendremos que introduccir el número de reserva.</text:p>
      <text:p text:style-name="Standard">5.<text:tab/>Una persona allojada a l’hotel en règim de pension completa y quiere participar en actividades de club social tendra que <text:s/>dar el número de habitació i el codi de l’activitat. El sistema generarà un número de 2 cifras (codigo de reserva de la actividad).</text:p>
      <text:p text:style-name="Standard">6.<text:tab/>Para modificar una actividad de club social tendria que disponer el codigo de la reseva de la actividad. Esto tambien se aplica al desapuntar-se de una.</text:p>
      <text:p text:style-name="Standard"/>
      <text:p text:style-name="Standard">Admin =</text:p>
      <text:p text:style-name="Standard"/>
      <text:p text:style-name="Standard">1.<text:tab/>Para crear <text:s/>una nueva actividad social se tendra que especificar el nombre, horario y plazas.</text:p>
      <text:p text:style-name="Standard"/>
      <text:p text:style-name="Standard">Instructores = </text:p>
      <text:p text:style-name="Standard"/>
      <text:p text:style-name="Standard">1.<text:tab/>Si se modifica el horario de la actividad social se cambiara de instructor.</text:p>
      <text:p text:style-name="Standard"/>
      <text:p text:style-name="Standard">Servicios = </text:p>
      <text:p text:style-name="Standard"/>
      <text:p text:style-name="Standard">1.<text:tab/>Solo las personas alojadas podran disponer del servicio de despertador.</text:p>
      <text:p text:style-name="Standard">2.<text:tab/>Para solicitar el servicio de despertador se tendra que dar el número de habitacion y hora para el despertador.</text:p>
      <text:p text:style-name="Standard"/>
      <text:p text:style-name="Standard">⦁<text:tab/>Troba quins son els actors del sistema (enumera'ls, i explica per sobre el seu rol).</text:p>
      <text:p text:style-name="Standard">Los actores serian =</text:p>
      <text:p text:style-name="Standard">1.<text:tab/>Cliente</text:p>
      <text:p text:style-name="Standard">2.<text:tab/>Instructor</text:p>
      <text:p text:style-name="Standard">3.<text:tab/>Administrador</text:p>
      <text:p text:style-name="Standard">⦁<text:tab/>Per cadascun, enuncia la seva llista de casos d’ús</text:p>
      <text:p text:style-name="Standard">Cliente = </text:p>
      <text:p text:style-name="Standard">1.<text:tab/>Solicitar reservas</text:p>
      <text:p text:style-name="Standard"><text:soft-page-break/>2.<text:tab/>Solicitar servicios de hotel</text:p>
      <text:p text:style-name="Standard">3.<text:tab/>Participar en actividades del hotel</text:p>
      <text:p text:style-name="Standard"/>
      <text:p text:style-name="Standard">Instructor =</text:p>
      <text:p text:style-name="Standard">1.<text:tab/>Modificar las actividades del hotel(principalmente horario)</text:p>
      <text:p text:style-name="Standard"/>
      <text:p text:style-name="Standard">Admin =</text:p>
      <text:p text:style-name="Standard">1.<text:tab/>Crear actividades del hotel</text:p>
      <text:p text:style-name="Standard">2.<text:tab/>Mejorar la aplicacion y crear mas funcion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7:48:00.425000000</meta:creation-date>
    <dc:date>2020-06-04T17:48:29.681000000</dc:date>
    <meta:editing-duration>PT29S</meta:editing-duration>
    <meta:editing-cycles>1</meta:editing-cycles>
    <meta:document-statistic meta:table-count="0" meta:image-count="0" meta:object-count="0" meta:page-count="2" meta:paragraph-count="41" meta:word-count="447" meta:character-count="2571" meta:non-whitespace-character-count="2156"/>
    <meta:generator>LibreOffice/6.4.3.2$Windows_X86_64 LibreOffice_project/747b5d0ebf89f41c860ec2a39efd7cb15b54f2d8</meta:generator>
  </office:meta>
</office:document-meta>
</file>